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13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8979352" text:id="ct2989793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8979456" text:id="ct2989794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8979872" text:id="ct2989798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8980184" text:id="ct2989801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38571381287183056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298979352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298979456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298979872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 <text:soft-page-break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 וְאֵין מַקְשִׁיב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</table:table-cell>
        </table:table-row>
        <table:table-row table:style-name="表29.113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298980184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<text:soft-page-break/>--------------------------------------- [STEPS : closing] 20191009_161940</text:p>
      <text:list xml:id="list3763176093469605256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17T09:09:06.85</dc:date>
    <dc:creator>iwabuchi ken</dc:creator>
    <meta:editing-duration>P5DT1H22M18S</meta:editing-duration>
    <meta:editing-cycles>284</meta:editing-cycles>
    <meta:generator>OpenOffice/4.1.3$Win32 OpenOffice.org_project/413m1$Build-9783</meta:generator>
    <meta:document-statistic meta:table-count="35" meta:image-count="0" meta:object-count="0" meta:page-count="58" meta:paragraph-count="1482" meta:word-count="7264" meta:character-count="37433"/>
  </office:meta>
</office:document-meta>
</file>